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center" draw:textarea-vertical-align="justify" draw:auto-grow-height="false"/>
      <style:paragraph-properties style:writing-mode="tb-rl"/>
    </style:style>
    <style:style style:name="gr2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co1" style:family="table-column">
      <style:table-column-properties style:column-width="8.586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682cm"/>
    </style:style>
    <style:style style:name="ro3" style:family="table-row">
      <style:table-row-properties style:row-height="0.976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tb-rl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85cm" svg:height="5.192cm" svg:x="10.102cm" svg:y="5.0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ubproblems</text:p>
              </table:table-cell>
            </table:table-row>
            <table:table-row table:style-name="ro1">
              <table:table-cell table:style-name="ce2">
                <text:p text:style-name="P1">Decide the maximum permitted transmission power</text:p>
              </table:table-cell>
            </table:table-row>
            <table:table-row table:style-name="ro2">
              <table:table-cell table:style-name="ce1">
                <text:p text:style-name="P1">Channel allocation with fixed transmission power</text:p>
              </table:table-cell>
            </table:table-row>
            <table:table-row table:style-name="ro3">
              <table:table-cell table:style-name="ce1">
                <text:p text:style-name="P1">Power contro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3.175cm" svg:height="5.896cm" draw:transform="rotate (1.5707963267949) translate (3.027cm 9.255cm)">
          <text:p text:style-name="P2"><text:span text:style-name="T1">Decide the maximum </text:span></text:p>
          <text:p text:style-name="P2"><text:span text:style-name="T1">permitted transmission</text:span></text:p>
          <text:p text:style-name="P2"><text:span text:style-name="T1"><text:s/></text:span><text:span text:style-name="T1">power &amp; White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61cm" svg:height="2.54cm" svg:x="19.776cm" svg:y="7.715cm">
          <text:p text:style-name="P1"><text:span text:style-name="T1">Joint power</text:span></text:p>
          <text:p text:style-name="P1"><text:span text:style-name="T1"><text:s/></text:span><text:span text:style-name="T1">channel al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705cm" svg:y1="7.753cm" svg:x2="19.721cm" svg:y2="7.753cm">
          <text:p/>
        </draw:line>
        <draw:line draw:style-name="gr3" draw:text-style-name="P1" draw:layer="layout" svg:x1="18.705cm" svg:y1="10.228cm" svg:x2="19.721cm" svg:y2="10.228cm">
          <text:p/>
        </draw:line>
        <draw:line draw:style-name="gr3" draw:text-style-name="P1" draw:layer="layout" svg:x1="9.053cm" svg:y1="6.031cm" svg:x2="10.069cm" svg:y2="6.031cm">
          <text:p/>
        </draw:line>
        <draw:line draw:style-name="gr3" draw:text-style-name="P1" draw:layer="layout" svg:x1="9.052cm" svg:y1="9.23cm" svg:x2="10.068cm" svg:y2="9.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6-01-28T16:08:55</meta:creation-date>
    <dc:date>2016-01-31T03:20:17</dc:date>
    <dc:creator>di </dc:creator>
    <meta:editing-duration>PT36M11S</meta:editing-duration>
    <meta:editing-cycles>5</meta:editing-cycles>
    <meta:generator>LibreOffice/3.5$Linux_x86 LibreOffice_project/350m1$Build-2</meta:generator>
    <meta:document-statistic meta:object-count="7"/>
  </office:meta>
</office:document-meta>
</file>